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-0.25in" fo:margin-right="-0.3118in" fo:margin-top="0in" fo:margin-bottom="0in" style:contextual-spacing="false" fo:text-indent="0in" style:auto-text-indent="false" style:page-number="auto" fo:background-color="transparent">
        <style:tab-stops>
          <style:tab-stop style:position="2.6874in"/>
          <style:tab-stop style:position="2.75in"/>
          <style:tab-stop style:position="7in"/>
        </style:tab-stops>
      </style:paragraph-properties>
      <style:text-properties style:font-name="DejaVu Sans Mono"/>
    </style:style>
    <style:style style:name="P2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ackground-color="transparent">
        <style:tab-stops>
          <style:tab-stop style:position="2.6874in"/>
          <style:tab-stop style:position="2.75in"/>
          <style:tab-stop style:position="7in"/>
        </style:tab-stops>
      </style:paragraph-properties>
      <style:text-properties style:font-name="DejaVu Sans Mono"/>
    </style:style>
    <style:style style:name="P3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ackground-color="transparent">
        <style:tab-stops>
          <style:tab-stop style:position="2.6874in"/>
          <style:tab-stop style:position="2.75in"/>
          <style:tab-stop style:position="7in"/>
        </style:tab-stops>
      </style:paragraph-properties>
      <style:text-properties style:font-name="DejaVu Sans Mono"/>
    </style:style>
    <style:style style:name="P4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reak-before="page" fo:background-color="transparent">
        <style:tab-stops>
          <style:tab-stop style:position="2.6874in"/>
          <style:tab-stop style:position="2.75in"/>
          <style:tab-stop style:position="7in"/>
        </style:tab-stops>
      </style:paragraph-properties>
      <style:text-properties style:font-name="DejaVu Sa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 BASE LAYER</text:p>
      <text:p text:style-name="P2">┌───────┬──────┬───────┬──────┬──────┐ <text:s text:c="4"/>┌──────┬──────┬───────┬────────┬───────┐</text:p>
      <text:p text:style-name="P2">│ <text:s text:c="6"/>│ <text:s text:c="5"/>│ <text:s text:c="6"/>│ <text:s text:c="5"/>│ <text:s text:c="5"/>│ <text:s text:c="4"/>│ <text:s text:c="5"/>│ <text:s text:c="5"/>│ <text:s text:c="6"/>│ <text:s text:c="7"/>│ <text:s/>DQT <text:s/>│</text:p>
      <text:p text:style-name="P2">│ <text:s text:c="2"/>Q <text:s text:c="2"/>│ <text:s text:c="2"/>W <text:s/>│ <text:s text:c="2"/>F <text:s text:c="2"/>│ <text:s text:c="2"/>P <text:s/>│ <text:s text:c="2"/>B <text:s/>│ <text:s text:c="4"/>│ <text:s/>J <text:s text:c="2"/>│ <text:s text:c="2"/>L <text:s/>│ <text:s text:c="2"/>U <text:s text:c="2"/>│ <text:s text:c="3"/>Y <text:s text:c="2"/>│ <text:s/>SQT <text:s/>│</text:p>
      <text:p text:style-name="P2">├───────┼──────┼───────┼──────┼──────┤ <text:s text:c="4"/>├──────┼──────┼───────┼────────┼───────</text:p>
      <text:p text:style-name="P2">│ LGUI <text:s/>│ LALT │ LCT L │ LSHT │ <text:s text:c="5"/>│ <text:s text:c="4"/>│ <text:s text:c="5"/>│ LSHT │ LCTL <text:s/>│ <text:s/>LALT <text:s/>│ K_APP │</text:p>
      <text:p text:style-name="P2">│ <text:s text:c="2"/>A <text:s text:c="2"/>│ <text:s text:c="2"/>R <text:s/>│ <text:s text:c="2"/>S <text:s text:c="2"/>│ <text:s text:c="2"/>T <text:s/>│ <text:s text:c="2"/>G <text:s/>│ <text:s text:c="4"/>│ <text:s/>M <text:s text:c="2"/>│ <text:s text:c="2"/>N <text:s/>│ <text:s text:c="2"/>E <text:s text:c="2"/>│ <text:s text:c="3"/>I <text:s text:c="2"/>│ <text:s text:c="2"/>O <text:s text:c="2"/>│</text:p>
      <text:p text:style-name="P2">├───────┼──────┼───────┼──────┼──────┤ <text:s text:c="4"/>├──────┼──────┼───────┼────────┼───────┤</text:p>
      <text:p text:style-name="P2">│ <text:s text:c="6"/>│ <text:s text:c="5"/>│ <text:s text:c="6"/>│ <text:s text:c="5"/>│ <text:s text:c="5"/>│ <text:s text:c="4"/>│ <text:s text:c="5"/>│ <text:s text:c="5"/>│ <text:s text:c="2"/>LT <text:s/>│ <text:s text:c="2"/>GT <text:s text:c="2"/>│ QMARK │</text:p>
      <text:p text:style-name="P2">│ <text:s text:c="2"/>Z <text:s text:c="2"/>│ <text:s text:c="2"/>X <text:s/>│ <text:s text:c="2"/>C <text:s text:c="2"/>│ <text:s text:c="2"/>D <text:s/>│ <text:s text:c="2"/>V <text:s/>│ <text:s text:c="4"/>│ <text:s/>K <text:s text:c="2"/>│ <text:s text:c="2"/>H <text:s/>│ COMMA │ PERIOD │ SLASH │</text:p>
      <text:p text:style-name="P2">└───────┴──────┴───┬───┴──────┴──────┤ <text:s text:c="4"/>├──────┴──────┴─────┬─┴────────┴───────┘</text:p>
      <text:p text:style-name="P2"><text:s text:c="19"/>│ <text:s text:c="4"/>MAUS(4) <text:s text:c="4"/>│ <text:s text:c="4"/>│ <text:s text:c="4"/>UTIL(6) <text:s text:c="6"/>│</text:p>
      <text:p text:style-name="P2"><text:s text:c="19"/>│ SYM(1) ┬ NUM(2) │ <text:s text:c="4"/>│ NAV(3) ┬ <text:s/>FUNC(5) │</text:p>
      <text:p text:style-name="P2"><text:s text:c="19"/>│ <text:s/>BSPC <text:s/>│ SPACE <text:s/>│ <text:s text:c="4"/>│ ENTER <text:s/>│ <text:s text:c="2"/>TAB <text:s text:c="3"/>│</text:p>
      <text:p text:style-name="P2"><text:s text:c="19"/>└────────┴────────┘ <text:s text:c="4"/>└────────┴──────────┘</text:p>
      <text:p text:style-name="P2"/>
      <text:p text:style-name="P2">1 SYMS LAYER</text:p>
      <text:p text:style-name="P2">┌──────┬──────┬──────┬──────┬──────┐ <text:s text:c="3"/>┌───────┬───────┬───────┬───────┬───────┐</text:p>
      <text:p text:style-name="P2">│ <text:s text:c="5"/>│ <text:s text:c="5"/>│ <text:s text:c="5"/>│ <text:s text:c="5"/>│ <text:s text:c="5"/>│ <text:s text:c="3"/>│ TILDE │ <text:s text:c="6"/>│ <text:s text:c="6"/>│ <text:s text:c="6"/>│ <text:s text:c="6"/>│</text:p>
      <text:p text:style-name="P2">│ <text:s text:c="5"/>│ ESC <text:s/>│ <text:s text:c="5"/>│ DEL <text:s/>│ <text:s text:c="5"/>│ <text:s text:c="3"/>│ GRAVE │ AMPS <text:s/>│ ASTRK │ LPAR <text:s/>│ RPAR <text:s/>│</text:p>
      <text:p text:style-name="P2">├──────┼──────┼──────┼──────┼──────┤ <text:s text:c="3"/>├───────┼───────┼───────┼───────┼───────┤</text:p>
      <text:p text:style-name="P2">│ <text:s text:c="5"/>│ <text:s text:c="5"/>│ <text:s text:c="5"/>│ <text:s text:c="5"/>│ <text:s text:c="5"/>│ <text:s text:c="3"/>│ LBRC <text:s/>│ <text:s text:c="6"/>│ <text:s text:c="6"/>│ <text:s text:c="6"/>│ PIPE <text:s/>│</text:p>
      <text:p text:style-name="P2">│ LGUI │ LALT │ LCTL │ LSHT │ <text:s text:c="5"/>│ <text:s text:c="3"/>│ LBKT <text:s/>│ DLLR <text:s/>│ PRCNT │ CARET │ BSLH <text:s/>│</text:p>
      <text:p text:style-name="P2">├──────┼──────┼──────┼──────┼──────┤ <text:s text:c="3"/>├───────┼───────┼───────┼───────┼───────┤</text:p>
      <text:p text:style-name="P2">│ <text:s text:c="5"/>│ <text:s text:c="5"/>│ <text:s text:c="5"/>│ <text:s text:c="5"/>│ <text:s text:c="5"/>│ <text:s text:c="3"/>│ RBRC <text:s/>│ <text:s text:c="6"/>│ <text:s text:c="6"/>│ <text:s text:c="6"/>│ COLON │</text:p>
      <text:p text:style-name="P2">│ <text:s text:c="5"/>│ <text:s text:c="5"/>│ <text:s text:c="5"/>│ <text:s text:c="5"/>│ <text:s text:c="5"/>│ <text:s text:c="3"/>│ RBKT <text:s/>│ EXCL <text:s/>│ <text:s/>AT <text:s text:c="2"/>│ HASH <text:s/>│ SEMI <text:s/>│</text:p>
      <text:p text:style-name="P2">└──────┴──────┴────┬─┴──────┴──────┤ <text:s text:c="3"/>├───────┼───────┼───────┴───────┴───────┘</text:p>
      <text:p text:style-name="P2"><text:s text:c="19"/>│ <text:s text:c="3"/>MAUS(4) <text:s text:c="3"/>│ <text:s text:c="3"/>│ <text:s text:c="14"/>│</text:p>
      <text:p text:style-name="P2"><text:s text:c="19"/>│ **** ┬ <text:s/>(NUM) │ <text:s text:c="3"/>│ <text:s text:c="6"/>┬ <text:s text:c="6"/>│</text:p>
      <text:p text:style-name="P2"><text:s text:c="19"/>│ **** │ <text:s/>TRANS │ <text:s text:c="3"/>│ TRANS │ TRANS │</text:p>
      <text:p text:style-name="P2"><text:s text:c="19"/>└──────┴────────┘ <text:s text:c="3"/>└───────┴───────┘</text:p>
      <text:p text:style-name="P2"/>
      <text:p text:style-name="P2">2 NUMS LAYER</text:p>
      <text:p text:style-name="P2">┌──────┬──────┬──────┬──────┬──────┐ <text:s text:c="4"/>┌───────┬───────┬───────┬───────┬───────┐</text:p>
      <text:p text:style-name="P2">│ <text:s text:c="5"/>│ <text:s text:c="5"/>│ <text:s text:c="5"/>│ <text:s text:c="5"/>│ <text:s text:c="5"/>│ <text:s text:c="4"/>│ <text:s text:c="6"/>│ AMPS <text:s/>│ ASTRK │ LPAR <text:s/>│ RPAR <text:s/>│</text:p>
      <text:p text:style-name="P2">│ <text:s text:c="5"/>│ ESC <text:s/>│ <text:s text:c="5"/>│ DEL <text:s/>│ <text:s text:c="5"/>│ <text:s text:c="4"/>│ TRANS │ <text:s/>N7 <text:s text:c="2"/>│ <text:s text:c="2"/>N8 <text:s/>│ <text:s/>N9 <text:s text:c="2"/>│ <text:s text:c="2"/>N0 <text:s/>│</text:p>
      <text:p text:style-name="P2">├──────┼──────┼──────┼──────┼──────┤ <text:s text:c="4"/>├───────┼───────┼───────┼───────┼───────┤</text:p>
      <text:p text:style-name="P2">│ <text:s text:c="5"/>│ <text:s text:c="5"/>│ <text:s text:c="5"/>│ <text:s text:c="5"/>│ <text:s text:c="5"/>│ <text:s text:c="4"/>│ <text:s text:c="6"/>│ DLLR <text:s/>│ PRCNT │ CARET │ UNDER │</text:p>
      <text:p text:style-name="P2">│ LGUI │ LALT │ LCTL │ LSHT │ <text:s text:c="5"/>│ <text:s text:c="4"/>│ TRANS │ <text:s/>N4 <text:s text:c="2"/>│ <text:s text:c="2"/>N5 <text:s/>│ <text:s text:c="2"/>N6 <text:s/>│ MINUS │</text:p>
      <text:p text:style-name="P2">├──────┼──────┼──────┼──────┼──────┤ <text:s text:c="4"/>├───────┼───────┼───────┼───────┼───────┤</text:p>
      <text:p text:style-name="P2">│ <text:s text:c="5"/>│ <text:s text:c="5"/>│ <text:s text:c="5"/>│ <text:s text:c="5"/>│ <text:s text:c="5"/>│ <text:s text:c="4"/>│ <text:s text:c="6"/>│ EXCL <text:s/>│ <text:s text:c="2"/>AT <text:s/>│ <text:s/>HASH │ PLUS <text:s/>│</text:p>
      <text:p text:style-name="P2">│ <text:s text:c="5"/>│ <text:s text:c="5"/>│ <text:s text:c="5"/>│ <text:s text:c="5"/>│ <text:s text:c="5"/>│ <text:s text:c="4"/>│ TRANS │ <text:s/>N1 <text:s text:c="2"/>│ <text:s text:c="2"/>N2 <text:s/>│ <text:s text:c="2"/>N3 <text:s/>│ EQUAL │</text:p>
      <text:p text:style-name="P2">└──────┴──────┴─────┬┴──────┴──────┤ <text:s text:c="4"/>├───────┼───────┼───────┴───────┴───────┘</text:p>
      <text:p text:style-name="P2"><text:s text:c="20"/>│ <text:s text:c="3"/>MAUS(4) <text:s text:c="2"/>│ <text:s text:c="4"/>│ <text:s text:c="14"/>│</text:p>
      <text:p text:style-name="P2"><text:s text:c="20"/>│ (SYM) ┬ **** │ <text:s text:c="4"/>│ <text:s text:c="6"/>┬ <text:s text:c="6"/>│</text:p>
      <text:p text:style-name="P2"><text:s text:c="20"/>│ TRANS │ **** │ <text:s text:c="4"/>│ TRANS │ TRANS │</text:p>
      <text:p text:style-name="P2"><text:s text:c="20"/>└───────┴──────┘ <text:s text:c="4"/>└───────┴───────┘</text:p>
      <text:p text:style-name="P2"/>
      <text:p text:style-name="P2"/>
      <text:p text:style-name="P4">3 NAV LAYER</text:p>
      <text:p text:style-name="P2">┌──────┬──────┬──────┬───────┬───────┐ <text:s text:c="2"/>┌────────┬────────┬───────┬───────┬────┐</text:p>
      <text:p text:style-name="P2">│ <text:s text:c="5"/>│ <text:s text:c="5"/>│ <text:s text:c="5"/>│ <text:s text:c="6"/>│ <text:s text:c="6"/>│ <text:s text:c="2"/>│ UNDO <text:s text:c="2"/>│ <text:s/>CUT <text:s text:c="2"/>│ COPY <text:s/>│ PASTE │ <text:s text:c="3"/>│</text:p>
      <text:p text:style-name="P2">│ <text:s text:c="5"/>│ HOME │ <text:s/>UP <text:s/>│ PG_UP │ <text:s/>INS <text:s/>│ <text:s text:c="2"/>│ LC(Z) <text:s/>│ LC(X) <text:s/>│ LC(C) │ LC(V) │ <text:s text:c="3"/>│</text:p>
      <text:p text:style-name="P2">├──────┼──────┼──────┼───────┼───────┤ <text:s text:c="2"/>├────────┼────────┼───────┼───────┼────┤</text:p>
      <text:p text:style-name="P2">│ <text:s text:c="5"/>│ <text:s text:c="5"/>│ <text:s text:c="5"/>│ <text:s text:c="6"/>│ <text:s text:c="6"/>│ <text:s text:c="2"/>│ <text:s text:c="7"/>│ K_VOL <text:s/>│ K_VOL │ <text:s text:c="6"/>│ <text:s text:c="3"/>│</text:p>
      <text:p text:style-name="P2">│ CAPS │ LEFT │ DOWN │ RIGHT │ <text:s/>DEL <text:s/>│ <text:s text:c="2"/>│ K_MUTE │ <text:s/>_DN <text:s text:c="2"/>│ <text:s/>_UP <text:s/>│ <text:s text:c="6"/>│ <text:s text:c="3"/>│</text:p>
      <text:p text:style-name="P2">├──────┼──────┼──────┼───────┼───────┤ <text:s text:c="2"/>├────────┼────────┼───────┼───────┼────┤</text:p>
      <text:p text:style-name="P2">│ <text:s text:c="5"/>│ <text:s text:c="5"/>│ <text:s text:c="5"/>│ <text:s text:c="6"/>│ <text:s text:c="6"/>│ <text:s text:c="2"/>│ C_BRI <text:s/>│ C_BRI <text:s/>│ C_BRI │ C_BRI │ <text:s text:c="3"/>│</text:p>
      <text:p text:style-name="P2">│ LGUI │ END <text:s/>│ <text:s text:c="5"/>│ PG_DN │ K_APP │ <text:s text:c="2"/>│ <text:s/>_MIN <text:s/>│ <text:s/>_DN <text:s text:c="2"/>│ <text:s/>_UP <text:s/>│ <text:s/>_MAX │ <text:s text:c="3"/>│</text:p>
      <text:p text:style-name="P2">└──────┴──────┴──────┼───────┼───────┤ <text:s text:c="2"/>├────────┴────────┼───────┴───────┴────┘</text:p>
      <text:p text:style-name="P2"><text:s text:c="21"/>│ <text:s text:c="14"/>│ <text:s text:c="2"/>│ <text:s text:c="4"/>UTIL(6) <text:s text:c="4"/>│</text:p>
      <text:p text:style-name="P2"><text:s text:c="21"/>│ BSPC <text:s/>┬ ENTER │ <text:s text:c="2"/>│ <text:s/>**** <text:s/>┬ (FUNC) │</text:p>
      <text:p text:style-name="P2"><text:s text:c="21"/>│ BSPC <text:s/>│ ENTER │ <text:s text:c="2"/>│ <text:s/>**** <text:s/>│ TRANS <text:s/>│</text:p>
      <text:p text:style-name="P2"><text:s text:c="21"/>└───────┴───────┘ <text:s text:c="2"/>└────────┴────────┘</text:p>
      <text:p text:style-name="P2"/>
      <text:p text:style-name="P2">4 MAUS LAYER</text:p>
      <text:p text:style-name="P2">┌──────┬──────┬──────┬──────┬───────┐ <text:s/>┌────────┬────────┬────────┬────────┬─────────┐</text:p>
      <text:p text:style-name="P2">│ <text:s text:c="5"/>│ <text:s text:c="5"/>│ <text:s text:c="5"/>│ <text:s text:c="5"/>│ <text:s text:c="6"/>│ <text:s/>│ <text:s text:c="7"/>│ SCROLL │ <text:s/>MOVE <text:s/>│ SCROLL │ <text:s text:c="8"/>│</text:p>
      <text:p text:style-name="P2">│ <text:s text:c="5"/>│ <text:s text:c="5"/>│ <text:s text:c="5"/>│ <text:s text:c="5"/>│ <text:s text:c="6"/>│ <text:s/>│ <text:s text:c="7"/>│ <text:s text:c="2"/>UP <text:s text:c="2"/>│ <text:s text:c="2"/>UP <text:s text:c="2"/>│ <text:s text:c="2"/>IP <text:s text:c="2"/>│ <text:s text:c="8"/>│</text:p>
      <text:p text:style-name="P2">├──────┼──────┼──────┼──────┼───────┤ <text:s/>├────────┼────────┼────────┼────────┼─────────┤</text:p>
      <text:p text:style-name="P2">│ <text:s text:c="5"/>│ <text:s text:c="5"/>│ <text:s text:c="5"/>│ <text:s text:c="5"/>│ <text:s text:c="6"/>│ <text:s/>│ SCROLL │ <text:s/>MOVE <text:s/>│ <text:s/>MOVE <text:s/>│ <text:s/>MOVE <text:s/>│ SCROLL <text:s/>│</text:p>
      <text:p text:style-name="P2">│ LGUI │ LCLK │ MCLK │ RCLK │ K_APP │ <text:s/>│ <text:s/>LEFT <text:s/>│ <text:s/>LEFT <text:s/>│ <text:s text:c="2"/>DN <text:s text:c="2"/>│ <text:s text:c="2"/>RT <text:s text:c="2"/>│ <text:s text:c="2"/>RT <text:s text:c="3"/>│</text:p>
      <text:p text:style-name="P2">├──────┼───── ┼──────┼──────┼───────┤ <text:s/>├────────┼────────┼────────┼────────┼─────────┤</text:p>
      <text:p text:style-name="P2">│ <text:s text:c="5"/>│ <text:s text:c="5"/>│ <text:s text:c="5"/>│ <text:s text:c="5"/>│ <text:s text:c="6"/>│ <text:s/>│ <text:s text:c="7"/>│ <text:s text:c="7"/>│ <text:s text:c="7"/>│ <text:s text:c="7"/>│ <text:s text:c="8"/>│</text:p>
      <text:p text:style-name="P2">│ <text:s text:c="5"/>│ <text:s text:c="5"/>│ <text:s text:c="5"/>│ <text:s text:c="5"/>│ <text:s text:c="6"/>│ <text:s/>│ <text:s text:c="7"/>│ <text:s text:c="7"/>│ <text:s text:c="7"/>│ <text:s text:c="7"/>│ <text:s text:c="8"/>│</text:p>
      <text:p text:style-name="P2">└──────┴──────┴──────┼──────┼───────┤ <text:s/>├────────┼────────┼────────┴────────┴─────────┘</text:p>
      <text:p text:style-name="P2"><text:s text:c="21"/>│ **** ┬ **** <text:s/>│ <text:s/>│ <text:s text:c="7"/>┬ <text:s text:c="7"/>│</text:p>
      <text:p text:style-name="P2"><text:s text:c="21"/>│ **** │ **** <text:s/>│ <text:s/>│ <text:s/>LCLK <text:s/>│ RCLK <text:s text:c="2"/>│</text:p>
      <text:p text:style-name="P2"><text:s text:c="21"/>└──────┴───────┘ <text:s/>└────────┴────────┘</text:p>
      <text:p text:style-name="P2"/>
      <text:p text:style-name="P2">5 FUNC LAYER</text:p>
      <text:p text:style-name="P2">┌───────┬──────┬──────┬──────┬───────┐ <text:s/>┌────────┬───────┬──────┬──────┬──────┐</text:p>
      <text:p text:style-name="P2">│ <text:s text:c="6"/>│ <text:s text:c="5"/>│ <text:s text:c="5"/>│ <text:s text:c="5"/>│ <text:s text:c="6"/>│ <text:s/>│ <text:s text:c="7"/>│ <text:s text:c="6"/>│ <text:s text:c="5"/>│ <text:s text:c="5"/>│ <text:s text:c="5"/>│</text:p>
      <text:p text:style-name="P2">│ PSCRN │ <text:s/>F7 <text:s/>│ <text:s/>F8 <text:s/>│ <text:s/>F9 <text:s/>│ <text:s/>F10 <text:s/>│ <text:s/>│ <text:s text:c="7"/>│ <text:s text:c="6"/>│ <text:s text:c="5"/>│ <text:s text:c="5"/>│ <text:s text:c="5"/>│</text:p>
      <text:p text:style-name="P2">├───────┼──────┼──────┼──────┼───────┤ <text:s/>├────────┼───────┼──────┼──────┼──────┤</text:p>
      <text:p text:style-name="P2">│ <text:s text:c="6"/>│ <text:s text:c="5"/>│ <text:s text:c="5"/>│ <text:s text:c="5"/>│ <text:s text:c="6"/>│ <text:s/>│ <text:s text:c="7"/>│ <text:s text:c="6"/>│ <text:s text:c="5"/>│ <text:s text:c="5"/>│ <text:s text:c="5"/>│</text:p>
      <text:p text:style-name="P2">│ SLCK <text:s/>│ <text:s/>F4 <text:s/>│ <text:s/>F5 <text:s/>│ <text:s/>F6 <text:s/>│ <text:s/>F11 <text:s/>│ <text:s/>│ <text:s text:c="7"/>│ <text:s text:c="6"/>│ <text:s text:c="5"/>│ <text:s text:c="5"/>│ <text:s text:c="5"/>│</text:p>
      <text:p text:style-name="P2">├───────┼──────┼──────┼──────┼───────┤ <text:s/>├────────┼───────┼──────┼──────┼──────┤</text:p>
      <text:p text:style-name="P2">│ PAUSE │ <text:s text:c="5"/>│ <text:s text:c="5"/>│ <text:s text:c="5"/>│ <text:s text:c="6"/>│ <text:s/>│ <text:s text:c="7"/>│ <text:s text:c="6"/>│ <text:s text:c="5"/>│ <text:s text:c="5"/>│ <text:s text:c="5"/>│</text:p>
      <text:p text:style-name="P2">│ BREAK │ <text:s/>F1 <text:s/>│ <text:s/>F2 <text:s/>│ <text:s/>F3 <text:s/>│ <text:s/>F12 <text:s/>│ <text:s/>│ <text:s text:c="7"/>│ <text:s text:c="6"/>│ <text:s text:c="5"/>│ <text:s text:c="5"/>│ <text:s text:c="5"/>│</text:p>
      <text:p text:style-name="P2">└───────┴──────┴──────┼──────┴───────┤ <text:s/>├────────┴───────┴──────┴──────┴──────┘</text:p>
      <text:p text:style-name="P2"><text:s text:c="22"/>│ <text:s text:c="13"/>│ <text:s/>│ <text:s text:c="4"/>UTIL(6) <text:s text:c="3"/>│</text:p>
      <text:p text:style-name="P2"><text:s text:c="22"/>│ <text:s text:c="5"/>┬ <text:s text:c="6"/>│ <text:s/>│ NAV(3) ┬ <text:s/>**** │</text:p>
      <text:p text:style-name="P2"><text:s text:c="22"/>│ BSPC │ ENTER │ <text:s/>│ TRANS <text:s/>│ <text:s/>**** │</text:p>
      <text:p text:style-name="P2"><text:s text:c="22"/>└──────┴───────┘ <text:s/>└────────┴───────┘</text:p>
      <text:p text:style-name="P2"/>
      <text:p text:style-name="P2">6 UTIL LAYER</text:p>
      <text:p text:style-name="P2">┌──────┬──────┬────┬──────┬──────┐ <text:s text:c="3"/>┌──────┬──────┬────────┬─────┬─────┐</text:p>
      <text:p text:style-name="P2">│ <text:s/>BT <text:s/>│ <text:s text:c="5"/>│ <text:s text:c="3"/>│ <text:s text:c="5"/>│ <text:s text:c="5"/>│ <text:s text:c="3"/>│ <text:s text:c="5"/>│ <text:s text:c="5"/>│ <text:s/>boot <text:s/>│ <text:s text:c="4"/>│ <text:s text:c="4"/>│</text:p>
      <text:p text:style-name="P2">│ _CLR │ <text:s text:c="5"/>│ <text:s text:c="3"/>│ <text:s text:c="5"/>│ <text:s text:c="5"/>│ <text:s text:c="3"/>│ <text:s text:c="5"/>│ <text:s text:c="5"/>│ loader │ <text:s text:c="4"/>│ <text:s text:c="4"/>│</text:p>
      <text:p text:style-name="P2">├──────┼──────┼────┼──────┼──────┤ <text:s text:c="3"/>├──────┼──────┼────────┼─────┼─────┤</text:p>
      <text:p text:style-name="P2">│ <text:s text:c="5"/>│ <text:s/>BT <text:s/>│ <text:s text:c="3"/>│ <text:s/>BT <text:s/>│ <text:s text:c="5"/>│ <text:s text:c="3"/>│ <text:s text:c="5"/>│ <text:s text:c="5"/>│ <text:s text:c="7"/>│ <text:s text:c="4"/>│ <text:s text:c="4"/>│</text:p>
      <text:p text:style-name="P2">│ <text:s text:c="5"/>│ _PRV │ <text:s text:c="3"/>│ _NXT │ <text:s text:c="5"/>│ <text:s text:c="3"/>│ <text:s text:c="5"/>│ <text:s text:c="5"/>│ <text:s text:c="7"/>│ <text:s text:c="4"/>│ <text:s text:c="4"/>│</text:p>
      <text:p text:style-name="P2">├──────┼──────┼────┼──────┼──────┤ <text:s text:c="3"/>├──────┼──────┼────────┼─────┼─────┤</text:p>
      <text:p text:style-name="P2">│ <text:s text:c="5"/>│ <text:s text:c="5"/>│ <text:s text:c="3"/>│ <text:s text:c="5"/>│ <text:s text:c="5"/>│ <text:s text:c="3"/>│ <text:s text:c="5"/>│ <text:s text:c="5"/>│ <text:s text:c="7"/>│ <text:s text:c="4"/>│ <text:s text:c="4"/>│</text:p>
      <text:p text:style-name="P2">└──────┴──────┴────┼──────┼──────┤ <text:s text:c="3"/>├──────┴──────┼────────┴─────┴─────┘</text:p>
      <text:p text:style-name="P2"><text:s text:c="19"/>│ <text:s text:c="12"/>│ <text:s text:c="3"/>│ <text:s text:c="3"/>UTIL(6) <text:s/>│</text:p>
      <text:p text:style-name="P2"><text:s text:c="19"/>│ <text:s text:c="5"/>┬ <text:s text:c="5"/>│ <text:s text:c="3"/>│ **** ┬ **** │</text:p>
      <text:p text:style-name="P2"><text:s text:c="19"/>│ <text:s text:c="5"/>│ <text:s text:c="5"/>│ <text:s text:c="3"/>│ **** │ **** │</text:p>
      <text:p text:style-name="P2"><text:s text:c="19"/>└──────┴──────┘ <text:s text:c="3"/>└──────┴───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footnote-max-height="0in" loext:margin-gutter="0.5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2T04:52:32.164780948</dc:date>
    <meta:editing-duration>PT8M12S</meta:editing-duration>
    <meta:editing-cycles>2</meta:editing-cycles>
    <meta:generator>LibreOffice/7.4.6.2$Linux_X86_64 LibreOffice_project/40$Build-2</meta:generator>
    <meta:document-statistic meta:table-count="0" meta:image-count="0" meta:object-count="0" meta:page-count="2" meta:paragraph-count="103" meta:word-count="924" meta:character-count="7242" meta:non-whitespace-character-count="3936"/>
  </office:meta>
</office:document-meta>
</file>